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DejaVu Sans Light" svg:font-family="'DejaVu Sans Light'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mpact" style:list-style-name="WWNum1001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2" style:family="paragraph" style:parent-style-name="Compact" style:list-style-name="WWNum1002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3" style:family="paragraph" style:parent-style-name="Compact" style:list-style-name="WWNum1003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4" style:family="paragraph" style:parent-style-name="Compact" style:list-style-name="WWNum1004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5" style:family="paragraph" style:parent-style-name="Compact" style:list-style-name="WWNum1005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6" style:family="paragraph" style:parent-style-name="Compact" style:list-style-name="WWNum1006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7" style:family="paragraph" style:parent-style-name="Compact" style:list-style-name="WWNum1007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8" style:family="paragraph" style:parent-style-name="Compact" style:list-style-name="WWNum1008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9" style:family="paragraph" style:parent-style-name="Compact" style:list-style-name="WWNum1009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10" style:family="paragraph" style:parent-style-name="Compact" style:list-style-name="WWNum1010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11" style:family="paragraph" style:parent-style-name="Compact" style:list-style-name="WWNum1011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12" style:family="paragraph" style:parent-style-name="Compact" style:list-style-name="WWNum1012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13" style:family="paragraph" style:parent-style-name="Compact" style:list-style-name="WWNum1013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14" style:family="paragraph" style:parent-style-name="Compact" style:list-style-name="WWNum1014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15" style:family="paragraph" style:parent-style-name="Compact" style:list-style-name="WWNum1015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16" style:family="paragraph" style:parent-style-name="Compact" style:list-style-name="WWNum1016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17" style:family="paragraph" style:parent-style-name="Compact" style:list-style-name="WWNum1017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18" style:family="paragraph" style:parent-style-name="Compact" style:list-style-name="WWNum1018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19" style:family="paragraph" style:parent-style-name="Compact" style:list-style-name="WWNum1019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20" style:family="paragraph" style:parent-style-name="Heading_20_1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21" style:family="paragraph" style:parent-style-name="Heading_20_2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22" style:family="paragraph" style:parent-style-name="Heading_20_3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23" style:family="paragraph" style:parent-style-name="Source_20_Code">
      <style:paragraph-properties fo:line-height="100%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DejaVu Sans Light"/>
    </style:style>
    <style:style style:name="T5" style:family="text">
      <style:text-properties style:font-name="DejaVu Sans Light" fo:font-size="10pt" style:font-size-asian="10pt" style:font-size-complex="10pt"/>
    </style:style>
    <style:style style:name="T6" style:family="text">
      <style:text-properties style:font-name="DejaVu Sans Light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bookmark-start text:name="Xcfa95e12c26151bcc9eeb3f54b3a2622ded0c93"/><text:span text:style-name="T1">Fiche de Révision - Architecture des Réseaux Locaux</text:span></text:h>
      <text:h text:style-name="P21" text:outline-level="2"><text:bookmark-start text:name="Xb857981cf99800b73678354ea50d2181b9a8861"/><text:span text:style-name="T1">1. Méthodes d’Accès et Transmission des Données</text:span></text:h>
      <text:h text:style-name="P22" text:outline-level="3"><text:bookmark-start text:name="csmaca-et-gestion-du-tirage-aléatoire"/><text:span text:style-name="T1">CSMA/CA et Gestion du Tirage Aléatoire</text:span></text:h>
      <text:list xml:id="list961382841" text:style-name="WWNum1001">
        <text:list-item>
          <text:p text:style-name="P1"><text:span text:style-name="T1">Moment d’activation</text:span> : Avant qu’une collision ne survienne, lorsque plusieurs stations souhaitent émettre simultanément.</text:p>
        </text:list-item>
        <text:list-item>
          <text:p text:style-name="P1"><text:span text:style-name="T1">Objectif</text:span> : Éviter les collisions grâce à une temporisation aléatoire qui augmente après chaque tentative infructueuse.</text:p>
        </text:list-item>
        <text:list-item>
          <text:p text:style-name="P1"><text:span text:style-name="T1">Optimisation</text:span> : Le mécanisme RTS/CTS permet de sécuriser les échanges.<text:bookmark-end text:name="csmaca-et-gestion-du-tirage-aléatoire"/></text:p>
        </text:list-item>
      </text:list>
      <text:h text:style-name="P22" text:outline-level="3"><text:bookmark-start text:name="X7a4e33010d595747d02cafc7bba0488c2ee0fbd"/><text:span text:style-name="T1">Différences de Traitement du Trafic Voix et Données</text:span></text:h>
      <text:list xml:id="list125914952063789" text:continue-list="list961382841" text:style-name="WWNum1002">
        <text:list-item>
          <text:p text:style-name="P2"><text:span text:style-name="T1">Trafic voix</text:span> : Exige une latence minimale et un débit constant.</text:p>
        </text:list-item>
        <text:list-item>
          <text:p text:style-name="P2"><text:span text:style-name="T1">Trafic données</text:span> : Tolère des variations de débit et une latence plus élevée.</text:p>
        </text:list-item>
        <text:list-item>
          <text:p text:style-name="P2"><text:span text:style-name="T1">Adaptation Ethernet</text:span> : Mécanismes garantissant une QoS (exemple : VLAN prioritaires).<text:bookmark-end text:name="Xb857981cf99800b73678354ea50d2181b9a8861"/><text:bookmark-end text:name="X7a4e33010d595747d02cafc7bba0488c2ee0fbd"/></text:p>
        </text:list-item>
      </text:list>
      <text:h text:style-name="P21" text:outline-level="2"><text:bookmark-start text:name="Xd6363cf4a8dbaf793902622c7dfdde423c87ad2"/><text:span text:style-name="T1">2. Architecture Réseau et Fonctionnement des Switches</text:span></text:h>
      <text:h text:style-name="P22" text:outline-level="3"><text:bookmark-start text:name="X5cd0e978512297f9477fbe5d9476b5c373ceb12"/><text:span text:style-name="T1">Domaine de Diffusion vs. Domaine de Collision</text:span></text:h>
      <text:list xml:id="list125914161964117" text:continue-list="list125914952063789" text:style-name="WWNum1003">
        <text:list-item>
          <text:p text:style-name="P3"><text:span text:style-name="T1">Domaine de diffusion</text:span> : Ensemble des équipements recevant une trame broadcast.</text:p>
        </text:list-item>
        <text:list-item>
          <text:p text:style-name="P3"><text:span text:style-name="T1">Domaine de collision</text:span> : Zone où plusieurs équipements peuvent générer des collisions simultanées.<text:bookmark-end text:name="X5cd0e978512297f9477fbe5d9476b5c373ceb12"/></text:p>
        </text:list-item>
      </text:list>
      <text:h text:style-name="P22" text:outline-level="3"><text:bookmark-start text:name="attaque-arp-et-impact-sur-un-switch"/><text:span text:style-name="T1">Attaque ARP et Impact sur un Switch</text:span></text:h>
      <text:list xml:id="list125915852554783" text:continue-list="list125914161964117" text:style-name="WWNum1004">
        <text:list-item>
          <text:p text:style-name="P4"><text:span text:style-name="T1">Principe</text:span> : Une station malveillante envoie des requêtes ARP falsifiées avec des adresses MAC différentes.</text:p>
        </text:list-item>
        <text:list-item>
          <text:p text:style-name="P4"><text:span text:style-name="T1">Impact</text:span> : Saturation de la table d’adresses MAC du switch, entraînant un basculement en mode hub (diffusion indiscriminée).<text:bookmark-end text:name="attaque-arp-et-impact-sur-un-switch"/></text:p>
        </text:list-item>
      </text:list>
      <text:h text:style-name="P22" text:outline-level="3"><text:bookmark-start text:name="ports-dynamiques-dun-switch"/><text:span text:style-name="T1">Ports Dynamiques d’un Switch</text:span></text:h>
      <text:list xml:id="list125914343375523" text:continue-list="list125915852554783" text:style-name="WWNum1005">
        <text:list-item>
          <text:p text:style-name="P5"><text:span text:style-name="T1">Fonctionnement</text:span> : Ajustement automatique de la configuration des ports selon le type de connexion détecté.</text:p>
        </text:list-item>
        <text:list-item>
          <text:p text:style-name="P5"><text:span text:style-name="T1">Avantage</text:span> : Gestion souple du réseau et adaptation aux équipements sans configuration manuelle.<text:bookmark-end text:name="Xd6363cf4a8dbaf793902622c7dfdde423c87ad2"/><text:bookmark-end text:name="ports-dynamiques-dun-switch"/></text:p>
        </text:list-item>
      </text:list>
      <text:h text:style-name="P21" text:outline-level="2"><text:bookmark-start text:name="encapsulation-et-routage"/><text:span text:style-name="T1">3. Encapsulation et Routage</text:span></text:h>
      <text:h text:style-name="P22" text:outline-level="3"><text:bookmark-start text:name="encapsulation-ethernet-snap-et-llc"/><text:span text:style-name="T1">Encapsulation Ethernet SNAP et LLC</text:span></text:h>
      <text:list xml:id="list125914680210774" text:continue-list="list125914343375523" text:style-name="WWNum1006">
        <text:list-item>
          <text:p text:style-name="P6"><text:span text:style-name="T1">Redondances</text:span> : Certaines informations sont présentes dans les deux formats.</text:p>
        </text:list-item>
        <text:list-item>
          <text:p text:style-name="P6"><text:span text:style-name="T1">Utilisation</text:span> : SNAP est employé pour transporter des protocoles spécifiques, tandis que LLC assure un service plus générique.<text:bookmark-end text:name="encapsulation-ethernet-snap-et-llc"/></text:p>
        </text:list-item>
      </text:list>
      <text:h text:style-name="P22" text:outline-level="3"><text:bookmark-start text:name="adresse-mac-et-ip-en-réseau-local"/><text:span text:style-name="T1">Adresse MAC et IP en Réseau Local</text:span></text:h>
      <text:list xml:id="list125914591733224" text:continue-list="list125914680210774" text:style-name="WWNum1007">
        <text:list-item>
          <text:p text:style-name="P7"><text:span text:style-name="T1">Rôle</text:span> : MAC pour l’identification physique et IP pour l’acheminement des données.</text:p>
        </text:list-item>
        <text:list-item>
          <text:p text:style-name="P7"><text:span text:style-name="T1">Routage inter-VLAN</text:span> : Segmentation du réseau avec conservation des avantages liés aux VLANs.<text:bookmark-end text:name="adresse-mac-et-ip-en-réseau-local"/></text:p>
        </text:list-item>
      </text:list>
      <text:h text:style-name="P22" text:outline-level="3"><text:bookmark-start text:name="Xdce82bd36dabe9ec7d8601aeeb33e26c0f685c1"/><text:span text:style-name="T1">Configuration VLAN sur Équipements Juniper</text:span></text:h>
      <text:p text:style-name="P23"><text:span text:style-name="Verbatim_20_Char"><text:span text:style-name="T6">set vlans employee-vlan vlan-id 100 <text:s/></text:span></text:span><text:span text:style-name="T6"><text:line-break/></text:span><text:span text:style-name="Verbatim_20_Char"><text:span text:style-name="T6">set interfaces ge-0/0/1 unit 0 family ethernet-switching vlan members employee-vlan</text:span></text:span></text:p>
      <text:list xml:id="list125914644218074" text:continue-list="list125914591733224" text:style-name="WWNum1008">
        <text:list-item>
          <text:p text:style-name="P8"><text:span text:style-name="T1">Définition d’un VLAN</text:span> et affectation aux interfaces réseau.</text:p>
        </text:list-item>
        <text:list-item>
          <text:p text:style-name="P8"><text:span text:style-name="T1">Segmentation du trafic</text:span> pour une meilleure gestion du réseau.<text:bookmark-end text:name="encapsulation-et-routage"/><text:bookmark-end text:name="Xdce82bd36dabe9ec7d8601aeeb33e26c0f685c1"/></text:p>
        </text:list-item>
      </text:list>
      <text:h text:style-name="P21" text:outline-level="2"><text:bookmark-start text:name="wifi-et-économie-dénergie"/><text:soft-page-break/><text:span text:style-name="T1">4. WiFi et Économie d’Énergie</text:span></text:h>
      <text:h text:style-name="P22" text:outline-level="3"><text:bookmark-start text:name="X961ca8ed61b86477864577b091c18025d6e7902"/><text:span text:style-name="T1">Mécanisme PS-Poll et Optimisation Énergétique</text:span></text:h>
      <text:list xml:id="list125914583920623" text:continue-list="list125914644218074" text:style-name="WWNum1009">
        <text:list-item>
          <text:p text:style-name="P9"><text:span text:style-name="T1">Processus</text:span> :</text:p>
        </text:list-item>
      </text:list>
      <text:list text:style-name="WWNum1010">
        <text:list-item>
          <text:list>
            <text:list-item text:start-value="1">
              <text:p text:style-name="P10">Le point d’accès stocke les données pour les équipements endormis.</text:p>
            </text:list-item>
            <text:list-item>
              <text:p text:style-name="P10">L’équipement écoute la trame <text:span text:style-name="T1">Beacon</text:span> pour détecter des données en attente.</text:p>
            </text:list-item>
            <text:list-item>
              <text:p text:style-name="P10">S’il est concerné, il envoie une requête <text:span text:style-name="T1">PS-Poll</text:span>.</text:p>
            </text:list-item>
            <text:list-item>
              <text:p text:style-name="P10">Le point d’accès répond et transfère les données.</text:p>
            </text:list-item>
            <text:list-item>
              <text:p text:style-name="P10">Si des données restent à transmettre (<text:span text:style-name="T1">Bit More=1</text:span>), une nouvelle requête est envoyée.</text:p>
            </text:list-item>
          </text:list>
        </text:list-item>
      </text:list>
      <text:list xml:id="list125914279904129" text:continue-list="list125914583920623" text:style-name="WWNum1009">
        <text:list-item>
          <text:p text:style-name="P9"><text:span text:style-name="T1">Optimisation</text:span> : Ajustement des délais pour réduire le temps d’attente.</text:p>
        </text:list-item>
        <text:list-item>
          <text:p text:style-name="P9"><text:span text:style-name="T1">Transposabilité à Ethernet</text:span> : Impossible, Ethernet fonctionne en transmission continue sans mode veille des équipements.<text:bookmark-end text:name="wifi-et-économie-dénergie"/><text:bookmark-end text:name="X961ca8ed61b86477864577b091c18025d6e7902"/></text:p>
        </text:list-item>
      </text:list>
      <text:h text:style-name="P21" text:outline-level="2"><text:bookmark-start text:name="X108d5aa04816e190284c2cd5804ab020fc4f6c0"/><text:span text:style-name="T1">5. Ethernet Déterministe et Gestion des Collisions</text:span></text:h>
      <text:h text:style-name="P22" text:outline-level="3"><text:bookmark-start text:name="principes-du-fonctionnement"/><text:span text:style-name="T1">Principes du Fonctionnement</text:span></text:h>
      <text:list xml:id="list125915333257664" text:continue-list="list125914279904129" text:style-name="WWNum1011">
        <text:list-item>
          <text:p text:style-name="P11"><text:span text:style-name="T1">Gestion des collisions</text:span> : Détection et résolution des conflits par ajustement du temps d’attente.</text:p>
        </text:list-item>
        <text:list-item>
          <text:p text:style-name="P11"><text:span text:style-name="T1">Avantages</text:span> :</text:p>
          <text:list text:style-name="WWNum1012">
            <text:list-item>
              <text:p text:style-name="P12">Réduction du temps d’attente après collision.</text:p>
            </text:list-item>
            <text:list-item>
              <text:p text:style-name="P12">Priorisation des équipements autorisés à émettre.<text:bookmark-end text:name="principes-du-fonctionnement"/></text:p>
            </text:list-item>
          </text:list>
        </text:list-item>
      </text:list>
      <text:h text:style-name="P22" text:outline-level="3"><text:bookmark-start text:name="solutions-pour-un-contrôle-de-lémission"/><text:span text:style-name="T1">Solutions pour un contrôle de l’émission</text:span></text:h>
      <text:list xml:id="list125915461028794" text:continue-list="list125915333257664" text:style-name="WWNum1013">
        <text:list-item>
          <text:p text:style-name="P13"><text:span text:style-name="T1">Implémentation d’un protocole de signalisation préventive</text:span>.</text:p>
        </text:list-item>
        <text:list-item>
          <text:p text:style-name="P13"><text:span text:style-name="T1">Utilisation de timers</text:span> pour synchroniser l’accès au support.<text:bookmark-end text:name="X108d5aa04816e190284c2cd5804ab020fc4f6c0"/><text:bookmark-end text:name="solutions-pour-un-contrôle-de-lémission"/></text:p>
        </text:list-item>
      </text:list>
      <text:h text:style-name="P21" text:outline-level="2"><text:bookmark-start text:name="conception-dun-réseau-vlan-et-dhcp"/><text:span text:style-name="T1">6. Conception d’un Réseau VLAN et DHCP</text:span></text:h>
      <text:h text:style-name="P22" text:outline-level="3"><text:bookmark-start text:name="configuration-dun-réseau-pour-13-pc"/><text:span text:style-name="T1">Configuration d’un Réseau pour 13 PC</text:span></text:h>
      <text:list xml:id="list125915568600164" text:continue-list="list125915461028794" text:style-name="WWNum1014">
        <text:list-item>
          <text:p text:style-name="P14"><text:span text:style-name="T1">Équipements</text:span> :</text:p>
          <text:list text:style-name="WWNum1015">
            <text:list-item>
              <text:p text:style-name="P15">Switch VLAN (8 ports).</text:p>
            </text:list-item>
            <text:list-item>
              <text:p text:style-name="P15">Routeur (4 ports).</text:p>
            </text:list-item>
          </text:list>
        </text:list-item>
        <text:list-item>
          <text:p text:style-name="P14"><text:span text:style-name="T1">Répartition</text:span> :</text:p>
          <text:list text:style-name="WWNum1016">
            <text:list-item>
              <text:p text:style-name="P16">VLAN Projet1 : 4 PC</text:p>
            </text:list-item>
            <text:list-item>
              <text:p text:style-name="P16">VLAN Projet2 : 4 PC</text:p>
            </text:list-item>
            <text:list-item>
              <text:p text:style-name="P16">VLAN Projet3 : 4 PC</text:p>
            </text:list-item>
          </text:list>
        </text:list-item>
        <text:list-item>
          <text:p text:style-name="P14"><text:span text:style-name="T1">Serveur DHCP</text:span> : Attribution automatique des adresses IP.<text:bookmark-end text:name="conception-dun-réseau-vlan-et-dhcp"/><text:bookmark-end text:name="configuration-dun-réseau-pour-13-pc"/></text:p>
        </text:list-item>
      </text:list>
      <text:h text:style-name="P21" text:outline-level="2"><text:bookmark-start text:name="etherchannel-et-répartition-de-charge"/><text:span text:style-name="T1">7. EtherChannel et Répartition de Charge</text:span></text:h>
      <text:h text:style-name="P22" text:outline-level="3"><text:bookmark-start text:name="modes-de-distribution-des-trames"/><text:span text:style-name="T1">Modes de Distribution des Trames</text:span></text:h>
      <text:list xml:id="list125916313991402" text:continue-list="list125915568600164" text:style-name="WWNum1017">
        <text:list-item>
          <text:p text:style-name="P17"><text:span text:style-name="T1">Par Adresse Source</text:span> : Assure une continuité des flux individuels.</text:p>
        </text:list-item>
        <text:list-item>
          <text:p text:style-name="P17"><text:span text:style-name="T1">Par Adresse Destination</text:span> : Équilibre la charge du trafic.<text:bookmark-end text:name="modes-de-distribution-des-trames"/></text:p>
        </text:list-item>
      </text:list>
      <text:h text:style-name="P22" text:outline-level="3"><text:bookmark-start text:name="configuration-du-switch-et-du-routeur"/><text:span text:style-name="T1">Configuration du Switch et du Routeur</text:span></text:h>
      <text:list xml:id="list125916392948970" text:continue-list="list125916313991402" text:style-name="WWNum1018">
        <text:list-item>
          <text:p text:style-name="P18"><text:span text:style-name="T1">Utilisation du hashing</text:span> pour définir la répartition.</text:p>
        </text:list-item>
        <text:list-item>
          <text:p text:style-name="P18"><text:span text:style-name="T1">Ajustement</text:span> en fonction du type de flux dominant.<text:bookmark-end text:name="etherchannel-et-répartition-de-charge"/><text:bookmark-end text:name="configuration-du-switch-et-du-routeur"/></text:p>
        </text:list-item>
      </text:list>
      <text:h text:style-name="P21" text:outline-level="2"><text:bookmark-start text:name="points-clés"/><text:span text:style-name="T1">Points Clés</text:span></text:h>
      <text:list text:continue-list="list125916392948970" text:style-name="WWNum1019">
        <text:list-item>
          <text:p text:style-name="P19"><text:span text:style-name="T1">Différenciation Voix/Données</text:span> pour garantir une bonne QoS.</text:p>
        </text:list-item>
        <text:list-item>
          <text:p text:style-name="P19"><text:span text:style-name="T1">Impact des attaques ARP</text:span> : Saturation des tables MAC.</text:p>
        </text:list-item>
        <text:list-item>
          <text:p text:style-name="P19"><text:span text:style-name="T1">Optimisation du WiFi</text:span> via <text:span text:style-name="T1">PS-Poll</text:span> et gestion Beacon.</text:p>
        </text:list-item>
        <text:list-item>
          <text:p text:style-name="P19"><text:span text:style-name="T1">Ethernet Déterministe</text:span> améliore la transmission post-collision.</text:p>
        </text:list-item>
        <text:list-item>
          <text:p text:style-name="P19"><text:span text:style-name="T1">EtherChannel</text:span> permet un équilibrage intelligent du trafic réseau.<text:bookmark-end text:name="Xcfa95e12c26151bcc9eeb3f54b3a2622ded0c93"/><text:bookmark-end text:name="points-clés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DejaVu Sans Light" svg:font-family="'DejaVu Sans Light'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529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>
        <loext:char-complex-color loext:theme-type="accent1" loext:color-type="theme"/>
      </style:text-properties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1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2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20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22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24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26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3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29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31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3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3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4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38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40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42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44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5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4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49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51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5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6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56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58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60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62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7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6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6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69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71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8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74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76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78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80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9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8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8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8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89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0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1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01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0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0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0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2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10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12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13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14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16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17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3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19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21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2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2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4">
      <text:list-level-style-bullet text:level="1" text:style-name="ListLabel_20_127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28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29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30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31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32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33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34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35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5">
      <text:list-level-style-bullet text:level="1" text:style-name="ListLabel_20_13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3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3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39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4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41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4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4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4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6">
      <text:list-level-style-bullet text:level="1" text:style-name="ListLabel_20_145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46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47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48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50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52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7">
      <text:list-level-style-bullet text:level="1" text:style-name="ListLabel_20_15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5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5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5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5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59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6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61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6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8">
      <text:list-level-style-bullet text:level="1" text:style-name="ListLabel_20_163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64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66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68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70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9">
      <text:list-level-style-bullet text:level="1" text:style-name="ListLabel_20_17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7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7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7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7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7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7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79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8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0:56:24</meta:creation-date>
    <dc:date>2025-05-06T12:59:13.090371789</dc:date>
    <meta:editing-duration>PT8M24S</meta:editing-duration>
    <meta:editing-cycles>1</meta:editing-cycles>
    <meta:document-statistic meta:table-count="0" meta:image-count="0" meta:object-count="0" meta:page-count="2" meta:paragraph-count="73" meta:word-count="652" meta:character-count="4178" meta:non-whitespace-character-count="3646"/>
    <meta:generator>LibreOffice/24.2.7.2$Linux_X86_64 LibreOffice_project/420$Build-2</meta:generator>
  </office:meta>
</office:document-meta>
</file>